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wrap-option="wrap"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 DB</text:p>
          </table:table-cell>
          <table:table-cell office:value-type="string" calcext:value-type="string">
            <text:p>nom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416" calcext:value-type="float">
            <text:p>41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5" table:number-columns-repeated="2"/>
          <table:table-cell/>
          <table:table-cell table:style-name="ce15" table:number-columns-repeated="2"/>
        </table:table-row>
        <table:table-row table:style-name="ro1">
          <table:table-cell office:value-type="string" calcext:value-type="string">
            <text:p>nom ATLAS</text:p>
          </table:table-cell>
          <table:table-cell office:value-type="string" calcext:value-type="string">
            <text:p>nom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416" calcext:value-type="float">
            <text:p>41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nom DB</text:p>
          </table:table-cell>
          <table:table-cell table:style-name="ce16" office:value-type="string" calcext:value-type="string">
            <text:p>nombre images recalées direct</text:p>
          </table:table-cell>
          <table:table-cell table:style-name="ce16" office:value-type="string" calcext:value-type="string">
            <text:p>nombre images recalées 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SR</text:p>
          </table:table-cell>
          <table:table-cell table:formula="of:=[.$B$2]*([.$B$2]-1)+[.$B$2]*[.$B$3]+[.$B$2]*[.$B$4]+[.$B$2]*[.$B$5]" office:value-type="float" office:value="18954" calcext:value-type="float">
            <text:p>18954</text:p>
          </table:table-cell>
          <table:table-cell table:style-name="ce14" table:formula="of:=[.B14]" office:value-type="float" office:value="18954" calcext:value-type="float">
            <text:p>18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table:formula="of:=[.$B$3]*([.$B$3]-1)+[.$B$3]*[.$B$2]+[.$B$3]*[.$B$4]+[.$B$3]*[.$B$5]" office:value-type="float" office:value="44226" calcext:value-type="float">
            <text:p>44226</text:p>
          </table:table-cell>
          <table:table-cell table:style-name="ce14" table:formula="of:=[.B15]" office:value-type="float" office:value="44226" calcext:value-type="float">
            <text:p>44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table:formula="of:=[.$B$4]*([.$B$4]-1)+[.$B$4]*[.$B$2]+[.$B$4]*[.$B$3]+[.$B$4]*[.$B$5]" office:value-type="float" office:value="438048" calcext:value-type="float">
            <text:p>438048</text:p>
          </table:table-cell>
          <table:table-cell table:style-name="ce14" table:formula="of:=[.B16]" office:value-type="float" office:value="438048" calcext:value-type="float">
            <text:p>438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table:formula="of:=[.$B$5]*([.$B$5]-1)+[.$B$5]*[.$B$2]+[.$B$5]*[.$B$3]+[.$B$5]*[.$B$4]" office:value-type="float" office:value="608634" calcext:value-type="float">
            <text:p>608634</text:p>
          </table:table-cell>
          <table:table-cell table:style-name="ce14" table:formula="of:=[.B17]" office:value-type="float" office:value="608634" calcext:value-type="float">
            <text:p>608634</text:p>
          </table:table-cell>
          <table:table-cell table:number-columns-repeated="2"/>
        </table:table-row>
        <table:table-row table:style-name="ro1">
          <table:table-cell/>
          <table:table-cell table:formula="of:=SUM([.B14:.B17])" office:value-type="float" office:value="1109862" calcext:value-type="float">
            <text:p>1109862</text:p>
          </table:table-cell>
          <table:table-cell table:style-name="ce14" table:formula="of:=[.B18]" office:value-type="float" office:value="1109862" calcext:value-type="float">
            <text:p>1109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7" office:value-type="string" calcext:value-type="string">
            <text:p>TOTAL</text:p>
          </table:table-cell>
          <table:table-cell table:style-name="ce18" table:formula="of:=[.B18]+[.C18]" office:value-type="float" office:value="2219724" calcext:value-type="float">
            <text:p>2219724</text:p>
          </table:table-cell>
          <table:table-cell table:number-columns-repeated="2"/>
        </table:table-row>
      </table:table>
      <table:table table:name="Feuille1" table:style-name="ta1">
        <table:table-column table:style-name="co1" table:number-columns-repeated="1024" table:default-cell-style-name="ce19"/>
        <table:table-row table:style-name="ro2">
          <table:table-cell table:style-name="ce16" office:value-type="string" calcext:value-type="string">
            <text:p>opération unitaire</text:p>
          </table:table-cell>
          <table:table-cell table:style-name="ce16" office:value-type="string" calcext:value-type="string">
            <text:p>temps (s)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g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orm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mettre brain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g inv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Maj Voting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 calcext:value-type="string">
            <text:p>opération</text:p>
          </table:table-cell>
          <table:table-cell table:style-name="ce16" office:value-type="string" calcext:value-type="string">
            <text:p>temps (s)</text:p>
          </table:table-cell>
          <table:table-cell table:style-name="ce16" office:value-type="string" calcext:value-type="string">
            <text:p>temps (en h)</text:p>
          </table:table-cell>
          <table:table-cell table:style-name="ce16" office:value-type="string" calcext:value-type="string">
            <text:p>Temps ( en jour)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recalage direct</text:p>
          </table:table-cell>
          <table:table-cell table:style-name="ce16" table:formula="of:=[$Feuille2.B18]*([.$B$2]+[.$B$4]+[.$B$3])" office:value-type="float" office:value="64371996" calcext:value-type="float">
            <text:p>64371996</text:p>
          </table:table-cell>
          <table:table-cell table:style-name="ce16" table:formula="of:=[.B9]/3600" office:value-type="float" office:value="17881.11" calcext:value-type="float">
            <text:p>17881,11</text:p>
          </table:table-cell>
          <table:table-cell table:style-name="ce16" table:formula="of:=[.C9]/24" office:value-type="float" office:value="745.04625" calcext:value-type="float">
            <text:p>745,0462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recalage indirect</text:p>
          </table:table-cell>
          <table:table-cell table:style-name="ce16" table:formula="of:=[$Feuille2.C18]*[.B5]" office:value-type="float" office:value="1109862" calcext:value-type="float">
            <text:p>1109862</text:p>
          </table:table-cell>
          <table:table-cell table:style-name="ce16" table:formula="of:=[.B10]/3600" office:value-type="float" office:value="308.295" calcext:value-type="float">
            <text:p>308,295</text:p>
          </table:table-cell>
          <table:table-cell table:style-name="ce16" table:formula="of:=[.C10]/24" office:value-type="float" office:value="12.845625" calcext:value-type="float">
            <text:p>12,84562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réation Atlas</text:p>
          </table:table-cell>
          <table:table-cell table:style-name="ce16" table:formula="of:=([$Feuille2.B3]+[$Feuille2.B4]+[$Feuille2.B5])*[.B6]" office:value-type="float" office:value="2072" calcext:value-type="float">
            <text:p>2072</text:p>
          </table:table-cell>
          <table:table-cell table:style-name="ce16" table:formula="of:=[.B11]/3600" office:value-type="float" office:value="0.575555555555556" calcext:value-type="float">
            <text:p>0,575555555555556</text:p>
          </table:table-cell>
          <table:table-cell table:style-name="ce16" table:formula="of:=[.C11]/24" office:value-type="float" office:value="0.0239814814814815" calcext:value-type="float">
            <text:p>0,0239814814814815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30:08.365817709</meta:creation-date>
    <dc:date>2024-01-24T10:16:15.576267619</dc:date>
    <meta:editing-duration>PT1H22M2S</meta:editing-duration>
    <meta:editing-cycles>25</meta:editing-cycles>
    <meta:generator>LibreOffice/7.3.7.2$Linux_X86_64 LibreOffice_project/30$Build-2</meta:generator>
    <meta:document-statistic meta:table-count="2" meta:cell-count="71" meta:object-count="0"/>
  </office:meta>
</office:document-meta>
</file>